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3b7b" officeooo:paragraph-rsid="00073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cnuila/PP3_Lab-6_CarlosNuila.git" text:style-name="Internet_20_link" text:visited-style-name="Visited_20_Internet_20_Link">https://github.com/cnuila/PP3_Lab-6_CarlosNuila.git</text:a></text:p>
      <text:p text:style-name="Standard"/>
      <text:p text:style-name="P1">Carlos Nuila</text:p>
      <text:p text:style-name="P1">118112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7:16:24.568133784</meta:creation-date>
    <dc:date>2019-05-24T17:17:21.390847155</dc:date>
    <meta:editing-duration>PT1M3S</meta:editing-duration>
    <meta:editing-cycles>1</meta:editing-cycles>
    <meta:document-statistic meta:table-count="0" meta:image-count="0" meta:object-count="0" meta:page-count="1" meta:paragraph-count="3" meta:word-count="4" meta:character-count="71" meta:non-whitespace-character-count="70"/>
    <meta:generator>LibreOffice/6.0.7.3$Linux_X86_64 LibreOffice_project/00m0$Build-3</meta:generator>
  </office:meta>
</office:document-meta>
</file>